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206" officeooo:paragraph-rsid="000dd206"/>
    </style:style>
    <style:style style:name="P2" style:family="paragraph" style:parent-style-name="Standard">
      <style:text-properties fo:font-style="italic" fo:font-weight="bold" officeooo:rsid="00119094" officeooo:paragraph-rsid="00119094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text-properties officeooo:rsid="000dd206" officeooo:paragraph-rsid="000dd206"/>
    </style:style>
    <style:style style:name="P4" style:family="paragraph" style:parent-style-name="Standard" style:list-style-name="L1">
      <style:text-properties fo:font-style="italic" officeooo:rsid="000f9bc9" officeooo:paragraph-rsid="000f9bc9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0f9bc9" officeooo:paragraph-rsid="000fe87c" style:font-style-asian="italic" style:font-style-complex="italic"/>
    </style:style>
    <style:style style:name="P6" style:family="paragraph" style:parent-style-name="Standard">
      <style:text-properties fo:font-style="italic" fo:font-weight="normal" officeooo:rsid="000fe87c" officeooo:paragraph-rsid="000fe87c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text-properties officeooo:rsid="000f9bc9" officeooo:paragraph-rsid="000f9bc9"/>
    </style:style>
    <style:style style:name="P8" style:family="paragraph" style:parent-style-name="Standard" style:list-style-name="L1">
      <style:text-properties fo:font-weight="bold" officeooo:rsid="000f9bc9" officeooo:paragraph-rsid="000f9bc9" style:font-weight-asian="bold" style:font-weight-complex="bold"/>
    </style:style>
    <style:style style:name="P9" style:family="paragraph" style:parent-style-name="Standard" style:list-style-name="L1">
      <style:text-properties fo:font-weight="bold" officeooo:rsid="000fe87c" officeooo:paragraph-rsid="000fe87c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bc9" style:font-style-asian="italic" style:font-style-complex="italic"/>
    </style:style>
    <style:style style:name="T3" style:family="text">
      <style:text-properties fo:font-style="italic" officeooo:rsid="000fe87c" style:font-style-asian="italic" style:font-style-complex="italic"/>
    </style:style>
    <style:style style:name="T4" style:family="text">
      <style:text-properties fo:font-style="italic" officeooo:rsid="00189773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fe87c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e87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c9211e" loext:opacity="100%"/>
    </style:style>
    <style:style style:name="T11" style:family="text">
      <style:text-properties fo:color="#000000" loext:opacity="100%" officeooo:rsid="0012a8ac"/>
    </style:style>
    <style:style style:name="T12" style:family="text">
      <style:text-properties officeooo:rsid="00154c85"/>
    </style:style>
    <style:style style:name="T13" style:family="text">
      <style:text-properties officeooo:rsid="0015c117"/>
    </style:style>
    <style:style style:name="T14" style:family="text">
      <style:text-properties officeooo:rsid="0016579f"/>
    </style:style>
    <style:style style:name="T15" style:family="text">
      <style:text-properties officeooo:rsid="00175ac0"/>
    </style:style>
    <style:style style:name="T16" style:family="text">
      <style:text-properties officeooo:rsid="00189773"/>
    </style:style>
    <style:style style:name="T17" style:family="text">
      <style:text-properties officeooo:rsid="0019b3db"/>
    </style:style>
    <style:style style:name="T18" style:family="text">
      <style:text-properties officeooo:rsid="001aa0ad"/>
    </style:style>
    <style:style style:name="T19" style:family="text">
      <style:text-properties officeooo:rsid="001b54d6"/>
    </style:style>
    <style:style style:name="T20" style:family="text">
      <style:text-properties officeooo:rsid="001be0f7"/>
    </style:style>
    <style:style style:name="T21" style:family="text">
      <style:text-properties officeooo:rsid="001d4740"/>
    </style:style>
    <style:style style:name="T22" style:family="text">
      <style:text-properties officeooo:rsid="001e3c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ça uma cópia dos sites abaixo, dividindo o trabalho nas seguintes etapas:</text:p>
      <text:p text:style-name="P1"/>
      <text:list xml:id="list864836239" text:style-name="L1">
        <text:list-item>
          <text:p text:style-name="P3"><text:span text:style-name="T7">Esqueleto HTML </text:span>- <text:span text:style-name="T2">Corpo básico de um HTML, contendo tags importantes para o desenvolvimento dos próximos passos, além de header, nav, section, </text:span><text:span text:style-name="T4">main,</text:span><text:span text:style-name="T2"> footer, etc.</text:span></text:p>
        </text:list-item>
        <text:list-item>
          <text:p text:style-name="P4">Elementos - menu, fomulários, galeria ou quaisquer outros elementos que irá compor o site como um todo.</text:p>
        </text:list-item>
        <text:list-item>
          <text:p text:style-name="P5"><text:span text:style-name="T9">Estilização de site</text:span> - <text:s/><text:span text:style-name="T8">Definir regras básicas da estilização do site, como fontes, amanho de fontes, background, posições das seções e quaisquer estilizações que envolva o site como um todo.</text:span></text:p>
        </text:list-item>
        <text:list-item>
          <text:p text:style-name="P7"><text:span text:style-name="T7">Estilização de Elementos</text:span> - <text:span text:style-name="T1">Definir cores, tamanhos, posições, </text:span><text:span text:style-name="T3">animações e quaisquer outro tipo de estilização que envolva um ou mais elementos.</text:span></text:p>
        </text:list-item>
        <text:list-item>
          <text:p text:style-name="P8">Responsividade – <text:span text:style-name="T6">Configurar como o site irá se comportar com diferentes tipos de dispositivos ou tamanho de tela.</text:span></text:p>
        </text:list-item>
        <text:list-item>
          <text:p text:style-name="P9">JavaScript – <text:span text:style-name="T5">Programar toda parte que irá precisar da utilização de JavaScript.</text:span></text:p>
        </text:list-item>
      </text:list>
      <text:p text:style-name="P6"/>
      <text:p text:style-name="P6"/>
      <text:p text:style-name="P2">CASO NÃO POSSUA LINK PARA O CÓDIGO DO PROJETO AO LADO DO LINK PARA O VIDEO, TERÁ UM ARQUIVO NA PASTA <text:span text:style-name="T10">ARQUIVO EXERCICIOS </text:span><text:span text:style-name="T11">COM O MESMO NOME QUE O DESAFIO, CONTENDO O CÓDIGO E/OU ARQUIVOS NECESSÁRIOS PARA A CRIAÇÃO DO SITE.</text:span></text:p>
      <text:p text:style-name="P6"/>
      <text:p text:style-name="P6"><text:tab/></text:p>
      <text:p text:style-name="Standard"/>
      <text:list xml:id="list3274133070" text:style-name="L2">
        <text:list-item>
          <text:p text:style-name="P10"><text:a xlink:type="simple" xlink:href="https://youtu.be/UB1O30fR-EE?list=PLillGF-RfqbZTASqIqdvm1R5mLrQq79CU" text:style-name="Internet_20_link" text:visited-style-name="Visited_20_Internet_20_Link">HTML Crash Course For Absolute Beginners</text:a> </text:p>
        </text:list-item>
        <text:list-item>
          <text:p text:style-name="P10"><text:a xlink:type="simple" xlink:href="https://youtu.be/yfoY53QXEnI?list=PLillGF-RfqbZTASqIqdvm1R5mLrQq79CU" text:style-name="Internet_20_link" text:visited-style-name="Visited_20_Internet_20_Link">CSS Crash Course For Absolute Beginners</text:a></text:p>
        </text:list-item>
        <text:list-item>
          <text:p text:style-name="P10"><text:a xlink:type="simple" xlink:href="https://www.youtube.com/watch?v=Wm6CUkswsNw&amp;list=PLillGF-RfqbZTASqIqdvm1R5mLrQq79CU&amp;index=3" text:style-name="Internet_20_link" text:visited-style-name="Visited_20_Internet_20_Link">Build An HTML5 Website With A Responsive Layout</text:a></text:p>
        </text:list-item>
        <text:list-item>
          <text:p text:style-name="P10"><text:a xlink:type="simple" xlink:href="https://www.youtube.com/watch?v=JJSoEo8JSnc&amp;list=PLillGF-RfqbZTASqIqdvm1R5mLrQq79CU&amp;index=4" text:style-name="Internet_20_link" text:visited-style-name="Visited_20_Internet_20_Link">Flexbox CSS In 20 Minutes</text:a> – <text:a xlink:type="simple" xlink:href="https://jsfiddle.net/bradtraversy/bu0ecodm/1/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jV8B24rSN5o&amp;list=PLillGF-RfqbZTASqIqdvm1R5mLrQq79CU&amp;index=5" text:style-name="Internet_20_link" text:visited-style-name="Visited_20_Internet_20_Link">CSS Grid Layout Crash Course</text:a></text:p>
        </text:list-item>
        <text:list-item>
          <text:p text:style-name="P10"><text:a xlink:type="simple" xlink:href="https://www.youtube.com/watch?v=P7t13SGytRk&amp;list=PLillGF-RfqbZTASqIqdvm1R5mLrQq79CU&amp;index=6" text:style-name="Internet_20_link" text:visited-style-name="Visited_20_Internet_20_Link">Build a Netflix Landing Page Clone with HTML, CSS &amp; JS</text:a> – <text:a xlink:type="simple" xlink:href="https://codepen.io/bradtraversy/pen/yWPONg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uKgn-To1C4Q&amp;list=PLillGF-RfqbZTASqIqdvm1R5mLrQq79CU&amp;index=7" text:style-name="Internet_20_link" text:visited-style-name="Visited_20_Internet_20_Link">Microsoft Homepage Clone - CSS Grid, Flex &amp; Media Queries</text:a> – <text:a xlink:type="simple" xlink:href="https://codepen.io/bradtraversy/details/ZEGGNRb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GJXXf3_dcng&amp;list=PLillGF-RfqbZTASqIqdvm1R5mLrQq79CU&amp;index=8" text:style-name="Internet_20_link" text:visited-style-name="Visited_20_Internet_20_Link">Responsive Landing Page Using HTML &amp; CSS (A Little jQuery)</text:a> – <text:a xlink:type="simple" xlink:href="https://github.com/bradtraversy/mytunes_landing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wIx1O5Y5EB4&amp;list=PLillGF-RfqbZTASqIqdvm1R5mLrQq79CU&amp;index=9" text:style-name="Internet_20_link" text:visited-style-name="Visited_20_Internet_20_Link">Pluralsight Login Page Clone - HTML &amp; CSS</text:a> – <text:a xlink:type="simple" xlink:href="https://codepen.io/bradtraversy/pen/MzyJqw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HZv8YHYUHTU&amp;list=PLillGF-RfqbZTASqIqdvm1R5mLrQq79CU&amp;index=10" text:style-name="Internet_20_link" text:visited-style-name="Visited_20_Internet_20_Link">HTML &amp; CSS Easy Elegant Landing Page With Blur Effect</text:a> – <text:a xlink:type="simple" xlink:href="https://codepen.io/bradtraversy/pen/jvKmjB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XsEnj-1hG2o&amp;list=PLillGF-RfqbZTASqIqdvm1R5mLrQq79CU&amp;index=11" text:style-name="Internet_20_link" text:visited-style-name="Visited_20_Internet_20_Link">Build a Responsive, Mobile First Website - HTML5 &amp; CSS3</text:a> – <text:a xlink:type="simple" xlink:href="https://codepen.io/bradtraversy/pen/mKdGzd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hVdTQWASliE&amp;list=PLillGF-RfqbZTASqIqdvm1R5mLrQq79CU&amp;index=12" text:style-name="Internet_20_link" text:visited-style-name="Visited_20_Internet_20_Link">Easy Fullscreen Landing Page With HTML &amp; CSS</text:a> – <text:a xlink:type="simple" xlink:href="https://codepen.io/bradtraversy/pen/XerXYV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-qOe8lBAChE&amp;list=PLillGF-RfqbZTASqIqdvm1R5mLrQq79CU&amp;index=13" text:style-name="Internet_20_link" text:visited-style-name="Visited_20_Internet_20_Link">CSS Grid Layout With Image Span</text:a> – <text:a xlink:type="simple" xlink:href="https://codepen.io/bradtraversy/pen/rNOKEYR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mUdo6w87rh4&amp;list=PLillGF-RfqbZTASqIqdvm1R5mLrQq79CU&amp;index=14" text:style-name="Internet_20_link" text:visited-style-name="Visited_20_Internet_20_Link">Sliding Sign In &amp; Sign Up Form</text:a> - <text:s/><text:a xlink:type="simple" xlink:href="https://codepen.io/FlorinPop17/pen/vPKWjd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sQUB039MG0I&amp;list=PLillGF-RfqbZTASqIqdvm1R5mLrQq79CU&amp;index=15" text:style-name="Internet_20_link" text:visited-style-name="Visited_20_Internet_20_Link">CSS Variables Tutorial (CSS Custom Properties)</text:a> – <text:a xlink:type="simple" xlink:href="https://codepen.io/bradtraversy/pen/VyPNOr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DZg6UfS5zYg&amp;list=PLillGF-RfqbZTASqIqdvm1R5mLrQq79CU&amp;index=16" text:style-name="Internet_20_link" text:visited-style-name="Visited_20_Internet_20_Link">Pure CSS Hamburger Menu &amp; Overlay</text:a> – <text:a xlink:type="simple" xlink:href="https://codepen.io/bradtraversy/pen/vMGBjQ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Gx_7GQtSdpc&amp;list=PLillGF-RfqbZTASqIqdvm1R5mLrQq79CU&amp;index=17" text:style-name="Internet_20_link" text:visited-style-name="Visited_20_Internet_20_Link"><text:span text:style-name="T12">Full Screen Video Background - HTML &amp; CSS</text:span></text:a> – <text:a xlink:type="simple" xlink:href="https://codepen.io/bradtraversy/pen/BaoWWjb" text:style-name="Internet_20_link" text:visited-style-name="Visited_20_Internet_20_Link"><text:span text:style-name="T12">Código</text:span></text:a></text:p>
        </text:list-item>
        <text:list-item>
          <text:p text:style-name="P10"><text:a xlink:type="simple" xlink:href="https://www.youtube.com/watch?v=JttTcnidSdQ&amp;list=PLillGF-RfqbZTASqIqdvm1R5mLrQq79CU&amp;index=18" text:style-name="Internet_20_link" text:visited-style-name="Visited_20_Internet_20_Link"><text:span text:style-name="T12">Basic Parallax Website With HTML &amp; CSS</text:span></text:a></text:p>
        </text:list-item>
        <text:list-item>
          <text:p text:style-name="P10"><text:a xlink:type="simple" xlink:href="https://www.youtube.com/watch?v=5GcQtLDGXy8&amp;list=PLillGF-RfqbZTASqIqdvm1R5mLrQq79CU&amp;index=19" text:style-name="Internet_20_link" text:visited-style-name="Visited_20_Internet_20_Link"><text:span text:style-name="T12">Bootstrap Beginner Crash Course</text:span></text:a></text:p>
        </text:list-item>
        <text:list-item>
          <text:p text:style-name="P10"><text:a xlink:type="simple" xlink:href="https://www.youtube.com/watch?v=pXbEcGUtHgo&amp;list=PLillGF-RfqbZTASqIqdvm1R5mLrQq79CU&amp;index=20" text:style-name="Internet_20_link" text:visited-style-name="Visited_20_Internet_20_Link"><text:span text:style-name="T12">Build A CMS Admin Bootstrap Theme From Scratch</text:span></text:a></text:p>
        </text:list-item>
        <text:list-item>
          <text:p text:style-name="P10"><text:a xlink:type="simple" xlink:href="https://www.youtube.com/watch?v=lX5LZTWc4f8&amp;list=PLillGF-RfqbZTASqIqdvm1R5mLrQq79CU&amp;index=21" text:style-name="Internet_20_link" text:visited-style-name="Visited_20_Internet_20_Link"><text:span text:style-name="T12">CSS Text Background Animation</text:span></text:a> – <text:a xlink:type="simple" xlink:href="https://codepen.io/bradtraversy/pen/BvKOKp" text:style-name="Internet_20_link" text:visited-style-name="Visited_20_Internet_20_Link"><text:span text:style-name="T12">Código</text:span></text:a></text:p>
        </text:list-item>
        <text:list-item>
          <text:p text:style-name="P10"><text:a xlink:type="simple" xlink:href="https://www.youtube.com/watch?v=7rJ5rhdVvOo&amp;list=PLillGF-RfqbZTASqIqdvm1R5mLrQq79CU&amp;index=22" text:style-name="Internet_20_link" text:visited-style-name="Visited_20_Internet_20_Link"><text:span text:style-name="T12">Easy Responsive CSS3 Pricing Tables</text:span></text:a></text:p>
        </text:list-item>
        <text:list-item>
          <text:p text:style-name="P10"><text:a xlink:type="simple" xlink:href="https://www.youtube.com/watch?v=wpGNFGqNfdU&amp;list=PLillGF-RfqbZTASqIqdvm1R5mLrQq79CU&amp;index=23" text:style-name="Internet_20_link" text:visited-style-name="Visited_20_Internet_20_Link"><text:span text:style-name="T12">Responsive HTML &amp; CSS Side Menu From Scratch</text:span></text:a></text:p>
        </text:list-item>
        <text:list-item>
          <text:p text:style-name="P10"><text:a xlink:type="simple" xlink:href="https://www.youtube.com/watch?v=BwhTKJFpKSw&amp;list=PLillGF-RfqbZTASqIqdvm1R5mLrQq79CU&amp;index=24" text:style-name="Internet_20_link" text:visited-style-name="Visited_20_Internet_20_Link"><text:span text:style-name="T12">Quick &amp; Easy CSS Loaders</text:span></text:a> – <text:a xlink:type="simple" xlink:href="https://codepen.io/bradtraversy/pen/Xwxvzp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Xy3GlrddZFI&amp;list=PLillGF-RfqbZTASqIqdvm1R5mLrQq79CU&amp;index=25" text:style-name="Internet_20_link" text:visited-style-name="Visited_20_Internet_20_Link"><text:span text:style-name="T13">Fullscreen Video Background With HTML &amp; CSS</text:span></text:a> – <text:a xlink:type="simple" xlink:href="https://codepen.io/bradtraversy/pen/pWpRom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uE1m21Umn0s&amp;list=PLillGF-RfqbZTASqIqdvm1R5mLrQq79CU&amp;index=27" text:style-name="Internet_20_link" text:visited-style-name="Visited_20_Internet_20_Link"><text:span text:style-name="T13">Create a Presentation Slide Website</text:span></text:a> – <text:a xlink:type="simple" xlink:href="https://codepen.io/bradtraversy/pen/ExjEEwr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Sb5qOa3R4hY&amp;list=PLillGF-RfqbZTASqIqdvm1R5mLrQq79CU&amp;index=28" text:style-name="Internet_20_link" text:visited-style-name="Visited_20_Internet_20_Link"><text:span text:style-name="T13">Mobile First Responsive Contact Form Featuring Grid CS</text:span></text:a></text:p>
        </text:list-item>
        <text:list-item>
          <text:p text:style-name="P10"><text:a xlink:type="simple" xlink:href="https://www.youtube.com/watch?v=aAxt0Z7IXIo&amp;list=PLillGF-RfqbZTASqIqdvm1R5mLrQq79CU&amp;index=29" text:style-name="Internet_20_link" text:visited-style-name="Visited_20_Internet_20_Link"><text:span text:style-name="T13">Parallax Landing Page – Rellax.js</text:span></text:a><text:span text:style-name="T13"> – </text:span><text:a xlink:type="simple" xlink:href="https://codepen.io/bradtraversy/pen/OJVaEVN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y9nlfqT4s9s&amp;list=PLillGF-RfqbZTASqIqdvm1R5mLrQq79CU&amp;index=30" text:style-name="Internet_20_link" text:visited-style-name="Visited_20_Internet_20_Link"><text:span text:style-name="T13">Landing Page With Smooth Scroll - 3 Options</text:span></text:a> – <text:a xlink:type="simple" xlink:href="https://codepen.io/bradtraversy/pen/xBdyzr" text:style-name="Internet_20_link" text:visited-style-name="Visited_20_Internet_20_Link"><text:span text:style-name="T13">Código</text:span></text:a></text:p>
        </text:list-item>
        <text:list-item>
          <text:p text:style-name="P10"><text:soft-page-break/><text:a xlink:type="simple" xlink:href="https://www.youtube.com/watch?v=ptfUwPJbGlQ&amp;list=PLillGF-RfqbZTASqIqdvm1R5mLrQq79CU&amp;index=31" text:style-name="Internet_20_link" text:visited-style-name="Visited_20_Internet_20_Link"><text:span text:style-name="T13">Animate On Scroll Webpage | AOS Library</text:span></text:a> – <text:a xlink:type="simple" xlink:href="https://codepen.io/bradtraversy/pen/bGbREWg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ePgnR4gHIi4&amp;list=PLillGF-RfqbZTASqIqdvm1R5mLrQq79CU&amp;index=32" text:style-name="Internet_20_link" text:visited-style-name="Visited_20_Internet_20_Link"><text:span text:style-name="T13">Build a Bootstrap Theme With Scroll Animation</text:span></text:a></text:p>
        </text:list-item>
        <text:list-item>
          <text:p text:style-name="P10"><text:a xlink:type="simple" xlink:href="https://www.youtube.com/watch?v=nVANwdryGVc&amp;list=PLillGF-RfqbZTASqIqdvm1R5mLrQq79CU&amp;index=33" text:style-name="Internet_20_link" text:visited-style-name="Visited_20_Internet_20_Link"><text:span text:style-name="T13">Skeleton CSS Crash Course &amp; Landing Page</text:span></text:a></text:p>
        </text:list-item>
        <text:list-item>
          <text:p text:style-name="P10"><text:a xlink:type="simple" xlink:href="https://www.youtube.com/watch?v=nqT8c5OFjEQ&amp;list=PLillGF-RfqbZTASqIqdvm1R5mLrQq79CU&amp;index=34" text:style-name="Internet_20_link" text:visited-style-name="Visited_20_Internet_20_Link"><text:span text:style-name="T13">Materialize CSS Crash Course [Part 1]</text:span></text:a></text:p>
        </text:list-item>
        <text:list-item>
          <text:p text:style-name="P10"><text:a xlink:type="simple" xlink:href="https://www.youtube.com/watch?v=ZpduVPHZ5Aw&amp;list=PLillGF-RfqbZTASqIqdvm1R5mLrQq79CU&amp;index=35" text:style-name="Internet_20_link" text:visited-style-name="Visited_20_Internet_20_Link"><text:span text:style-name="T14">Materialize CSS Crash Course [Part 2] - JavaScript Widgets</text:span></text:a></text:p>
        </text:list-item>
        <text:list-item>
          <text:p text:style-name="P10"><text:a xlink:type="simple" xlink:href="https://www.youtube.com/watch?v=MaP3vO-vEsg&amp;list=PLillGF-RfqbZTASqIqdvm1R5mLrQq79CU&amp;index=36" text:style-name="Internet_20_link" text:visited-style-name="Visited_20_Internet_20_Link"><text:span text:style-name="T14">Build A Travel Agency Theme With Materialize CSS 1.0.0</text:span></text:a> – <text:a xlink:type="simple" xlink:href="https://codepen.io/bradtraversy/pen/pLGzdg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IiPQYQT2-wg&amp;list=PLillGF-RfqbZTASqIqdvm1R5mLrQq79CU&amp;index=37" text:style-name="Internet_20_link" text:visited-style-name="Visited_20_Internet_20_Link"><text:span text:style-name="T14">Bulma CSS Framework Crash Course</text:span></text:a></text:p>
        </text:list-item>
        <text:list-item>
          <text:p text:style-name="P10"><text:a xlink:type="simple" xlink:href="https://www.youtube.com/watch?v=4M6qPoFWIxI&amp;list=PLillGF-RfqbZTASqIqdvm1R5mLrQq79CU&amp;index=38" text:style-name="Internet_20_link" text:visited-style-name="Visited_20_Internet_20_Link"><text:span text:style-name="T14">Social Media Accordion With CSS3 Transitions</text:span></text:a> – <text:a xlink:type="simple" xlink:href="https://codepen.io/bradtraversy/pen/EEWNQP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qlA7dputiNc&amp;list=PLillGF-RfqbZTASqIqdvm1R5mLrQq79CU&amp;index=39" text:style-name="Internet_20_link" text:visited-style-name="Visited_20_Internet_20_Link"><text:span text:style-name="T14">Build A Responsive HTML &amp; CSS Template With FlexboxGrid</text:span></text:a></text:p>
        </text:list-item>
        <text:list-item>
          <text:p text:style-name="P10"><text:a xlink:type="simple" xlink:href="https://www.youtube.com/watch?v=DEu5xYEZx18&amp;list=PLillGF-RfqbZTASqIqdvm1R5mLrQq79CU&amp;index=40" text:style-name="Internet_20_link" text:visited-style-name="Visited_20_Internet_20_Link"><text:span text:style-name="T14">Foundation Framework Crash Course</text:span></text:a></text:p>
        </text:list-item>
        <text:list-item>
          <text:p text:style-name="P10"><text:a xlink:type="simple" xlink:href="https://www.youtube.com/watch?v=pB7EwxwSfVk&amp;list=PLillGF-RfqbZTASqIqdvm1R5mLrQq79CU&amp;index=41" text:style-name="Internet_20_link" text:visited-style-name="Visited_20_Internet_20_Link"><text:span text:style-name="T14">Custom Bootstrap Theme With Sass</text:span></text:a> – <text:a xlink:type="simple" xlink:href="https://github.com/bradtraversy/bizlight_theme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AiTdhLc8JCo&amp;list=PLillGF-RfqbZTASqIqdvm1R5mLrQq79CU&amp;index=42" text:style-name="Internet_20_link" text:visited-style-name="Visited_20_Internet_20_Link"><text:span text:style-name="T14">Fancy Form UI From Scratch - HTML, CSS3, JS &amp; Sass</text:span></text:a> – <text:a xlink:type="simple" xlink:href="https://github.com/bradtraversy/fancy_form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PJHBKwbf4Us&amp;list=PLillGF-RfqbZTASqIqdvm1R5mLrQq79CU&amp;index=43" text:style-name="Internet_20_link" text:visited-style-name="Visited_20_Internet_20_Link"><text:span text:style-name="T14">Create a Responsive Website With the W3 CSS Framework</text:span></text:a></text:p>
        </text:list-item>
        <text:list-item>
          <text:p text:style-name="P11"><text:a xlink:type="simple" xlink:href="https://www.youtube.com/watch?v=zHUpx90NerM&amp;list=PLillGF-RfqbZTASqIqdvm1R5mLrQq79CU&amp;index=44" text:style-name="Internet_20_link" text:visited-style-name="Visited_20_Internet_20_Link"><text:span text:style-name="T14">CSS3 Animation &amp; Transitions Crash Course</text:span></text:a></text:p>
        </text:list-item>
        <text:list-item>
          <text:p text:style-name="P11"><text:a xlink:type="simple" xlink:href="https://www.youtube.com/watch?v=M3qBpPw77qo&amp;list=PLillGF-RfqbZTASqIqdvm1R5mLrQq79CU&amp;index=45" text:style-name="Internet_20_link" text:visited-style-name="Visited_20_Internet_20_Link"><text:span text:style-name="T14">Grid CSS Responsive Website Layout - "Mobile First" Design</text:span></text:a> – <text:a xlink:type="simple" xlink:href="https://codepen.io/bradtraversy/pen/RjpQvZ" text:style-name="Internet_20_link" text:visited-style-name="Visited_20_Internet_20_Link"><text:span text:style-name="T14">Código</text:span></text:a></text:p>
        </text:list-item>
        <text:list-item>
          <text:p text:style-name="P11"><text:a xlink:type="simple" xlink:href="https://www.youtube.com/watch?v=wWWNrANNO1k&amp;list=PLillGF-RfqbZTASqIqdvm1R5mLrQq79CU&amp;index=46" text:style-name="Internet_20_link" text:visited-style-name="Visited_20_Internet_20_Link"><text:span text:style-name="T15">Full Screen Responsive Image Slider | No Libraries</text:span></text:a> – <text:a xlink:type="simple" xlink:href="https://codepen.io/bradtraversy/pen/oVPBaa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oRmQN244Ir0&amp;list=PLillGF-RfqbZTASqIqdvm1R5mLrQq79CU&amp;index=47" text:style-name="Internet_20_link" text:visited-style-name="Visited_20_Internet_20_Link"><text:span text:style-name="T15">Create a Split Landing Page With HTML, CSS &amp; JS</text:span></text:a> – <text:a xlink:type="simple" xlink:href="https://codepen.io/bradtraversy/pen/dJzzdB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moBhzSC455o&amp;list=PLillGF-RfqbZTASqIqdvm1R5mLrQq79CU&amp;index=48" text:style-name="Internet_20_link" text:visited-style-name="Visited_20_Internet_20_Link"><text:span text:style-name="T15">Build a Responsive Grid CSS Website Layout From Scratch</text:span></text:a> – <text:a xlink:type="simple" xlink:href="https://codepen.io/bradtraversy/pen/gvMGyB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61R5kn_kYwY&amp;list=PLillGF-RfqbZTASqIqdvm1R5mLrQq79CU&amp;index=49" text:style-name="Internet_20_link" text:visited-style-name="Visited_20_Internet_20_Link"><text:span text:style-name="T15">Product Landing Page | Build &amp; Deploy | HTML &amp; CSS</text:span></text:a> – <text:a xlink:type="simple" xlink:href="https://codepen.io/bradtraversy/pen/MNEgoJ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nu5mdN2JIwM&amp;list=PLillGF-RfqbZTASqIqdvm1R5mLrQq79CU&amp;index=50" text:style-name="Internet_20_link" text:visited-style-name="Visited_20_Internet_20_Link"><text:span text:style-name="T15">Sass Crash Course</text:span></text:a> – <text:a xlink:type="simple" xlink:href="https://codepen.io/bradtraversy/pen/ExjmGdY?editors=1100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r_hYR53r61M&amp;list=PLillGF-RfqbZTASqIqdvm1R5mLrQq79CU&amp;index=51" text:style-name="Internet_20_link" text:visited-style-name="Visited_20_Internet_20_Link"><text:span text:style-name="T15">Build a Portfolio Website &amp; Deploy</text:span></text:a> – <text:a xlink:type="simple" xlink:href="https://github.com/divanov11/portfolio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X1dz0xRbSJc&amp;list=PLillGF-RfqbZTASqIqdvm1R5mLrQq79CU&amp;index=52" text:style-name="Internet_20_link" text:visited-style-name="Visited_20_Internet_20_Link"><text:span text:style-name="T15">Build a Modern Landing Page Website | HTML &amp; CSS</text:span></text:a> – <text:a xlink:type="simple" xlink:href="https://github.com/kevin-powell/shoes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p0bGHP-PXD4&amp;list=PLillGF-RfqbZTASqIqdvm1R5mLrQq79CU&amp;index=53" text:style-name="Internet_20_link" text:visited-style-name="Visited_20_Internet_20_Link"><text:span text:style-name="T15">Build a Responsive Website | HTML, CSS Grid, Flexbox &amp; More</text:span></text:a> – <text:a xlink:type="simple" xlink:href="https://github.com/bradtraversy/loruki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8MgpE2DTTKA&amp;list=PLillGF-RfqbZTASqIqdvm1R5mLrQq79CU&amp;index=54" text:style-name="Internet_20_link" text:visited-style-name="Visited_20_Internet_20_Link"><text:span text:style-name="T15">Create a Website With Video Background | HTML &amp; CSS</text:span></text:a> – <text:a xlink:type="simple" xlink:href="https://codepen.io/bradtraversy/pen/eYdMqvx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lvYnfMOUOJY&amp;list=PLillGF-RfqbZTASqIqdvm1R5mLrQq79CU&amp;index=55" text:style-name="Internet_20_link" text:visited-style-name="Visited_20_Internet_20_Link"><text:span text:style-name="T15">Creative Agency Website From Scratch | HTML &amp; CSS</text:span></text:a> – <text:a xlink:type="simple" xlink:href="https://github.com/bradtraversy/creative-agency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QTHRWGn_sJw&amp;list=PLillGF-RfqbZTASqIqdvm1R5mLrQq79CU&amp;index=56" text:style-name="Internet_20_link" text:visited-style-name="Visited_20_Internet_20_Link"><text:span text:style-name="T15">Build a Music Player | Vanilla JavaScript</text:span></text:a> – <text:a xlink:type="simple" xlink:href="https://github.com/bradtraversy/vanillawebprojects/tree/master/music-player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MsoJQzG2FUU&amp;list=PLvtssNEY6n1y4Bkjzy-Qenp5VIut6oXM6&amp;index=1" text:style-name="Internet_20_link" text:visited-style-name="Visited_20_Internet_20_Link"><text:span text:style-name="T16">Hindi / Urdu Tutorial</text:span></text:a> – <text:a xlink:type="simple" xlink:href="https://github.com/shoaibbhimani/HTMLCSSPROJECT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ZFQkb26UD1Y" text:style-name="Internet_20_link" text:visited-style-name="Visited_20_Internet_20_Link"><text:span text:style-name="T16">One Page Full Website Project For Practice</text:span></text:a> – <text:a xlink:type="simple" xlink:href="https://github.com/WebCifar/one-page-website-html-css-project-for-practice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DnODupiIAiE" text:style-name="Internet_20_link" text:visited-style-name="Visited_20_Internet_20_Link"><text:span text:style-name="T16">Menu Mobile - HTML, CSS e JavaScript</text:span></text:a> – <text:a xlink:type="simple" xlink:href="https://github.com/origamid/publico/tree/main/menu-mobile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bs3HNguzkT8&amp;list=PLt5nFcZSSiWVptXtYJssP6K3HoSl0cp-O&amp;index=1" text:style-name="Internet_20_link" text:visited-style-name="Visited_20_Internet_20_Link"><text:span text:style-name="T16">Pure CSS Hamburger Menu</text:span></text:a> – <text:a xlink:type="simple" xlink:href="https://github.com/sefyudem/CSS-Hamburger-Menu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Db5jCkrVgAw&amp;list=PLt5nFcZSSiWVptXtYJssP6K3HoSl0cp-O&amp;index=2" text:style-name="Internet_20_link" text:visited-style-name="Visited_20_Internet_20_Link"><text:span text:style-name="T16">Responsive Contact Form Using HTML &amp; CSS</text:span></text:a> – <text:a xlink:type="simple" xlink:href="https://github.com/sefyudem/Contact-Us-Form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PXEWjolPP0I&amp;list=PLt5nFcZSSiWVptXtYJssP6K3HoSl0cp-O&amp;index=3" text:style-name="Internet_20_link" text:visited-style-name="Visited_20_Internet_20_Link"><text:span text:style-name="T17">Responsive My Skills Section Using Only HTML &amp; CSS</text:span></text:a></text:p>
        </text:list-item>
        <text:list-item>
          <text:p text:style-name="P11"><text:a xlink:type="simple" xlink:href="https://www.youtube.com/watch?v=o0Ij1zQfFbw&amp;list=PLt5nFcZSSiWVptXtYJssP6K3HoSl0cp-O&amp;index=4" text:style-name="Internet_20_link" text:visited-style-name="Visited_20_Internet_20_Link"><text:span text:style-name="T17">Awesome Text Hover Effect Using Only HTML &amp; CSS</text:span></text:a></text:p>
        </text:list-item>
        <text:list-item>
          <text:p text:style-name="P11"><text:a xlink:type="simple" xlink:href="https://www.youtube.com/watch?v=JPkuiBl__J0&amp;list=PLt5nFcZSSiWVptXtYJssP6K3HoSl0cp-O&amp;index=8" text:style-name="Internet_20_link" text:visited-style-name="Visited_20_Internet_20_Link"><text:span text:style-name="T17">Build An Image Gallery In HTML CSS &amp; Javascript Tutorial</text:span></text:a> – <text:a xlink:type="simple" xlink:href="https://github.com/developedbyed/image-gallery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o0YiZF9XZL0&amp;list=PLt5nFcZSSiWVptXtYJssP6K3HoSl0cp-O&amp;index=9" text:style-name="Internet_20_link" text:visited-style-name="Visited_20_Internet_20_Link"><text:span text:style-name="T17">How To Create a HTML Dropdown Menu | CSS Dropdown Tutorial</text:span></text:a> – <text:a xlink:type="simple" xlink:href="https://codepen.io/storyofedd-the-decoder/pen/MLrjjL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ZeDP-rzOnAA&amp;list=PLt5nFcZSSiWVptXtYJssP6K3HoSl0cp-O&amp;index=10" text:style-name="Internet_20_link" text:visited-style-name="Visited_20_Internet_20_Link"><text:span text:style-name="T17">Build A Responsive Website With HTML &amp; CSS Tutorial</text:span></text:a> – <text:a xlink:type="simple" xlink:href="https://github.com/developedbyed/laptop-ui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36jRXMsIFuA&amp;list=PLt5nFcZSSiWVptXtYJssP6K3HoSl0cp-O&amp;index=11" text:style-name="Internet_20_link" text:visited-style-name="Visited_20_Internet_20_Link"><text:span text:style-name="T17">Online Store E-commerce Responsive Website Using HTML/CSS</text:span></text:a></text:p>
        </text:list-item>
        <text:list-item>
          <text:p text:style-name="P11"><text:a xlink:type="simple" xlink:href="https://www.youtube.com/watch?v=j_Xa7Kn59Es&amp;list=PLt5nFcZSSiWVptXtYJssP6K3HoSl0cp-O&amp;index=14" text:style-name="Internet_20_link" text:visited-style-name="Visited_20_Internet_20_Link"><text:span text:style-name="T18">Build a Complete Responsive Website</text:span></text:a> – <text:a xlink:type="simple" xlink:href="https://github.com/jlop007/outdoors-website" text:style-name="Internet_20_link" text:visited-style-name="Visited_20_Internet_20_Link"><text:span text:style-name="T18">Código</text:span></text:a></text:p>
        </text:list-item>
        <text:list-item>
          <text:p text:style-name="P11"><text:a xlink:type="simple" xlink:href="https://www.youtube.com/watch?v=_xkSvufmjEs&amp;list=PLt5nFcZSSiWVptXtYJssP6K3HoSl0cp-O&amp;index=15" text:style-name="Internet_20_link" text:visited-style-name="Visited_20_Internet_20_Link"><text:span text:style-name="T19">Build and deploy a portfolio website [Full Tutorial Course]</text:span></text:a></text:p>
        </text:list-item>
        <text:list-item>
          <text:p text:style-name="P11"><text:a xlink:type="simple" xlink:href="https://www.youtube.com/watch?v=WGsk13xh-Fk&amp;list=PLt5nFcZSSiWVptXtYJssP6K3HoSl0cp-O&amp;index=16" text:style-name="Internet_20_link" text:visited-style-name="Visited_20_Internet_20_Link"><text:span text:style-name="T19">Using icons on the web with Ionicons</text:span></text:a></text:p>
        </text:list-item>
        <text:list-item>
          <text:p text:style-name="P11"><text:a xlink:type="simple" xlink:href="https://www.youtube.com/watch?v=T7PnWnTgusc&amp;list=PLt5nFcZSSiWVptXtYJssP6K3HoSl0cp-O&amp;index=18" text:style-name="Internet_20_link" text:visited-style-name="Visited_20_Internet_20_Link"><text:span text:style-name="T19">Responsive Personal Portfolio Website [PART 1] | HTML and CSS Tutorial</text:span></text:a></text:p>
        </text:list-item>
        <text:list-item>
          <text:p text:style-name="P11"><text:a xlink:type="simple" xlink:href="https://www.youtube.com/watch?v=inCl01EJkts" text:style-name="Internet_20_link" text:visited-style-name="Visited_20_Internet_20_Link"><text:span text:style-name="T19">Responsive Personal Portfolio Website [PART 2] | HTML and CSS Tutorial</text:span></text:a></text:p>
        </text:list-item>
        <text:list-item>
          <text:p text:style-name="P11"><text:a xlink:type="simple" xlink:href="https://www.youtube.com/watch?v=kqxieK47hNM&amp;list=PLt5nFcZSSiWVptXtYJssP6K3HoSl0cp-O&amp;index=19" text:style-name="Internet_20_link" text:visited-style-name="Visited_20_Internet_20_Link"><text:span text:style-name="T20">Responsive Website Layout Using CSS Grid Template Areas and Flexbox [Part 1]</text:span></text:a></text:p>
        </text:list-item>
        <text:list-item>
          <text:p text:style-name="P11"><text:a xlink:type="simple" xlink:href="https://www.youtube.com/watch?v=eu131NMDNx0" text:style-name="Internet_20_link" text:visited-style-name="Visited_20_Internet_20_Link"><text:span text:style-name="T20">Responsive Website Layout Using CSS Grid Template Areas and Flexbox [Part 2]</text:span></text:a></text:p>
        </text:list-item>
        <text:list-item>
          <text:p text:style-name="P11"><text:a xlink:type="simple" xlink:href="https://www.youtube.com/watch?v=zmun7JzWGPE&amp;list=PLt5nFcZSSiWVptXtYJssP6K3HoSl0cp-O&amp;index=20" text:style-name="Internet_20_link" text:visited-style-name="Visited_20_Internet_20_Link"><text:span text:style-name="T20">How To Make Complete Website Using HTML And CSS</text:span></text:a> – <text:a xlink:type="simple" xlink:href="https://drive.google.com/file/d/1pn6xsKDf5edNDo9xvz2iKvmkZhLMiXTn/view" text:style-name="Internet_20_link" text:visited-style-name="Visited_20_Internet_20_Link"><text:span text:style-name="T20">imagens</text:span></text:a></text:p>
        </text:list-item>
        <text:list-item>
          <text:p text:style-name="P11"><text:a xlink:type="simple" xlink:href="https://www.youtube.com/watch?v=zxfhf-V4JFQ&amp;list=PLt5nFcZSSiWVptXtYJssP6K3HoSl0cp-O&amp;index=21" text:style-name="Internet_20_link" text:visited-style-name="Visited_20_Internet_20_Link"><text:span text:style-name="T20">How To Make A Website Using HTML CSS And JavaScript Step By Step</text:span></text:a></text:p>
        </text:list-item>
        <text:list-item>
          <text:p text:style-name="P11"><text:a xlink:type="simple" xlink:href="https://www.youtube.com/watch?v=zyNhxN6sToM&amp;list=PLt5nFcZSSiWVptXtYJssP6K3HoSl0cp-O&amp;index=22" text:style-name="Internet_20_link" text:visited-style-name="Visited_20_Internet_20_Link"><text:span text:style-name="T20">Coding a responsive webpage from start to finish</text:span></text:a></text:p>
        </text:list-item>
        <text:list-item>
          <text:p text:style-name="P11"><text:a xlink:type="simple" xlink:href="https://www.youtube.com/watch?v=2XjTnfRsNGs&amp;list=PLt5nFcZSSiWVptXtYJssP6K3HoSl0cp-O&amp;index=23" text:style-name="Internet_20_link" text:visited-style-name="Visited_20_Internet_20_Link"><text:span text:style-name="T20">How To Make Image Slider Using HTML And CSS With Animations </text:span></text:a></text:p>
        </text:list-item>
        <text:list-item>
          <text:p text:style-name="P11"><text:a xlink:type="simple" xlink:href="https://www.youtube.com/watch?v=DTEY490qmWE&amp;list=PLt5nFcZSSiWVptXtYJssP6K3HoSl0cp-O&amp;index=24" text:style-name="Internet_20_link" text:visited-style-name="Visited_20_Internet_20_Link"><text:span text:style-name="T20">How To Make Website Using HTML And CSS</text:span></text:a></text:p>
        </text:list-item>
        <text:list-item>
          <text:p text:style-name="P11"><text:a xlink:type="simple" xlink:href="https://www.youtube.com/watch?v=Rf_DjL_dbug&amp;list=PLt5nFcZSSiWVptXtYJssP6K3HoSl0cp-O&amp;index=25" text:style-name="Internet_20_link" text:visited-style-name="Visited_20_Internet_20_Link"><text:span text:style-name="T20">Responsive HTML/CSS Website From Scratch with Flexbox Grid</text:span></text:a></text:p>
        </text:list-item>
        <text:list-item>
          <text:p text:style-name="P11"><text:a xlink:type="simple" xlink:href="https://www.youtube.com/watch?v=eDIZoNlJ60o&amp;list=PLt5nFcZSSiWVptXtYJssP6K3HoSl0cp-O&amp;index=26" text:style-name="Internet_20_link" text:visited-style-name="Visited_20_Internet_20_Link"><text:span text:style-name="T20">Responsive HTML/CSS Parallax Website From Scratch</text:span></text:a></text:p>
        </text:list-item>
        <text:list-item>
          <text:p text:style-name="P11"><text:a xlink:type="simple" xlink:href="https://www.youtube.com/watch?v=ZZOlqX_772k&amp;list=PLt5nFcZSSiWVptXtYJssP6K3HoSl0cp-O&amp;index=27" text:style-name="Internet_20_link" text:visited-style-name="Visited_20_Internet_20_Link"><text:span text:style-name="T20">Personal Portfolio Website Design using HTML, CSS, JAVASCRIPT</text:span></text:a></text:p>
        </text:list-item>
        <text:list-item>
          <text:p text:style-name="P11"><text:soft-page-break/><text:a xlink:type="simple" xlink:href="https://www.youtube.com/watch?v=CrSC1ZA9j0M&amp;list=PLt5nFcZSSiWVptXtYJssP6K3HoSl0cp-O&amp;index=28" text:style-name="Internet_20_link" text:visited-style-name="Visited_20_Internet_20_Link"><text:span text:style-name="T20">Complete Responsive Blooger Website Using HTML/CSS</text:span></text:a></text:p>
        </text:list-item>
        <text:list-item>
          <text:p text:style-name="P11"><text:a xlink:type="simple" xlink:href="https://www.youtube.com/watch?v=kbLfWKGVsMQ&amp;list=PLt5nFcZSSiWVptXtYJssP6K3HoSl0cp-O&amp;index=30" text:style-name="Internet_20_link" text:visited-style-name="Visited_20_Internet_20_Link"><text:span text:style-name="T20">ow to Create A Responsive Website Using HTML and CSS</text:span></text:a></text:p>
        </text:list-item>
        <text:list-item>
          <text:p text:style-name="P11"><text:a xlink:type="simple" xlink:href="https://www.youtube.com/watch?v=-rnLesLSNIM&amp;list=PLt5nFcZSSiWVptXtYJssP6K3HoSl0cp-O&amp;index=31" text:style-name="Internet_20_link" text:visited-style-name="Visited_20_Internet_20_Link"><text:span text:style-name="T21">COFFE JUNKIE WEBSITE PROJECT</text:span></text:a></text:p>
        </text:list-item>
        <text:list-item>
          <text:p text:style-name="P11"><text:a xlink:type="simple" xlink:href="https://www.youtube.com/watch?v=TGF68FCgyR8&amp;list=PLt5nFcZSSiWVptXtYJssP6K3HoSl0cp-O&amp;index=32" text:style-name="Internet_20_link" text:visited-style-name="Visited_20_Internet_20_Link"><text:span text:style-name="T21">How To Make Website Using HTML CSS </text:span></text:a></text:p>
        </text:list-item>
        <text:list-item>
          <text:p text:style-name="P11"><text:a xlink:type="simple" xlink:href="https://www.youtube.com/watch?v=FA7eg5jmwCg&amp;list=PLt5nFcZSSiWVptXtYJssP6K3HoSl0cp-O&amp;index=34" text:style-name="Internet_20_link" text:visited-style-name="Visited_20_Internet_20_Link"><text:span text:style-name="T21">Restaurant Website With HTML, CSS &amp; JavaScript</text:span></text:a></text:p>
        </text:list-item>
        <text:list-item>
          <text:p text:style-name="P11"><text:a xlink:type="simple" xlink:href="https://www.youtube.com/watch?v=t-EMinSz_Tk" text:style-name="Internet_20_link" text:visited-style-name="Visited_20_Internet_20_Link"><text:span text:style-name="T22">Responsive Animated Login Form Using HTML &amp; CSS &amp; JavaScript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0T20:38:32.803000000</dc:date>
    <meta:editing-duration>PT13M14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96" meta:word-count="986" meta:character-count="5706" meta:non-whitespace-character-count="4854"/>
  </office:meta>
</office:document-meta>
</file>